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3.379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1.8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1.759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7.29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24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T1" style:family="text">
      <style:text-properties fo:font-size="2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3.879cm" svg:height="1.237cm" svg:x="3.664cm" svg:y="4.478cm">
          <draw:text-box>
            <text:p text:style-name="P1"><text:span text:style-name="T1">&lt;p lang="en-us"&gt;content&lt;/p&gt;</text:span></text:p>
          </draw:text-box>
        </draw:frame>
        <draw:line draw:style-name="gr2" draw:text-style-name="P3" draw:layer="layout" svg:x1="4.736cm" svg:y1="8.44cm" svg:x2="4.732cm" svg:y2="5.801cm">
          <text:p/>
        </draw:line>
        <draw:line draw:style-name="gr2" draw:text-style-name="P3" draw:layer="layout" svg:x1="6.444cm" svg:y1="6.828cm" svg:x2="6.441cm" svg:y2="5.645cm">
          <text:p/>
        </draw:line>
        <draw:frame draw:style-name="gr3" draw:text-style-name="P5" draw:layer="layout" svg:width="2.382cm" svg:height="1.243cm" svg:x="5.251cm" svg:y="6.881cm">
          <draw:text-box>
            <text:p text:style-name="P1"><text:span text:style-name="T2">Attribute</text:span></text:p>
            <text:p text:style-name="P4"><text:span text:style-name="T2">name</text:span></text:p>
          </draw:text-box>
        </draw:frame>
        <draw:frame draw:style-name="gr3" draw:text-style-name="P5" draw:layer="layout" svg:width="2.382cm" svg:height="1.243cm" svg:x="8.482cm" svg:y="6.881cm">
          <draw:text-box>
            <text:p text:style-name="P1"><text:span text:style-name="T2">Attribute</text:span></text:p>
            <text:p text:style-name="P4"><text:span text:style-name="T2">value</text:span></text:p>
          </draw:text-box>
        </draw:frame>
        <draw:frame draw:style-name="gr4" draw:text-style-name="P5" draw:layer="layout" svg:width="2.382cm" svg:height="0.747cm" svg:x="7.01cm" svg:y="8.255cm">
          <draw:text-box>
            <text:p text:style-name="P1"><text:span text:style-name="T2">Attribute</text:span></text:p>
          </draw:text-box>
        </draw:frame>
        <draw:frame draw:style-name="gr5" draw:text-style-name="P5" draw:layer="layout" svg:width="2.259cm" svg:height="1.243cm" svg:x="3.571cm" svg:y="8.494cm">
          <draw:text-box>
            <text:p text:style-name="P1"><text:span text:style-name="T2">Element</text:span></text:p>
            <text:p text:style-name="P4"><text:span text:style-name="T2">name</text:span></text:p>
          </draw:text-box>
        </draw:frame>
        <draw:line draw:style-name="gr2" draw:text-style-name="P3" draw:layer="layout" svg:x1="9.543cm" svg:y1="6.775cm" svg:x2="9.54cm" svg:y2="5.592cm">
          <text:p/>
        </draw:line>
        <draw:polyline draw:style-name="gr6" draw:text-style-name="P6" draw:layer="layout" svg:width="7.539cm" svg:height="0.528cm" svg:x="4.069cm" svg:y="4.127cm" svg:viewBox="0 0 7540 529" draw:points="0,503 0,0 7540,0 7540,529">
          <text:p/>
        </draw:polyline>
        <draw:frame draw:style-name="gr7" draw:text-style-name="P5" draw:layer="layout" svg:width="2.36cm" svg:height="0.747cm" svg:x="6.688cm" svg:y="3.393cm">
          <draw:text-box>
            <text:p text:style-name="P1"><text:span text:style-name="T2">Start tag</text:span></text:p>
          </draw:text-box>
        </draw:frame>
        <draw:polyline draw:style-name="gr6" draw:text-style-name="P6" draw:layer="layout" svg:width="1.904cm" svg:height="0.532cm" svg:x="15.181cm" svg:y="4.155cm" svg:viewBox="0 0 1905 533" draw:points="0,507 0,0 1905,0 1905,533">
          <text:p/>
        </draw:polyline>
        <draw:frame draw:style-name="gr8" draw:text-style-name="P5" draw:layer="layout" svg:width="2.132cm" svg:height="0.747cm" svg:x="15.023cm" svg:y="3.393cm">
          <draw:text-box>
            <text:p text:style-name="P1"><text:span text:style-name="T2">End tag</text:span></text:p>
          </draw:text-box>
        </draw:frame>
        <draw:polyline draw:style-name="gr6" draw:text-style-name="P6" draw:layer="layout" svg:width="13.598cm" svg:height="1.984cm" svg:x="3.757cm" svg:y="2.751cm" svg:viewBox="0 0 13599 1985" draw:points="0,1985 0,0 13599,0 13599,1985">
          <text:p/>
        </draw:polyline>
        <draw:frame draw:style-name="gr9" draw:text-style-name="P5" draw:layer="layout" svg:width="2.259cm" svg:height="0.747cm" svg:x="10.186cm" svg:y="2.037cm">
          <draw:text-box>
            <text:p text:style-name="P1"><text:span text:style-name="T2">Element</text:span></text:p>
          </draw:text-box>
        </draw:frame>
        <draw:polyline draw:style-name="gr6" draw:text-style-name="P6" draw:layer="layout" svg:width="5.604cm" svg:height="2.625cm" svg:x="5.424cm" svg:y="5.603cm" svg:viewBox="0 0 5605 2626" draw:points="0,33 0,2626 5605,2616 5590,0">
          <text:p/>
        </draw:polyline>
      </draw:page>
      <draw:page draw:name="page2" draw:style-name="dp1" draw:master-page-name="Default">
        <office:forms form:automatic-focus="false" form:apply-design-mode="false"/>
        <draw:frame draw:style-name="gr10" draw:text-style-name="P7" draw:layer="layout" svg:width="7.796cm" svg:height="1.237cm" svg:x="3.664cm" svg:y="4.478cm">
          <draw:text-box>
            <text:p text:style-name="P1"><text:span text:style-name="T1">p {color: green;}</text:span></text:p>
          </draw:text-box>
        </draw:frame>
        <draw:line draw:style-name="gr2" draw:text-style-name="P3" draw:layer="layout" svg:x1="4.177cm" svg:y1="8.145cm" svg:x2="4.132cm" svg:y2="5.801cm">
          <text:p/>
        </draw:line>
        <draw:line draw:style-name="gr2" draw:text-style-name="P3" draw:layer="layout" svg:x1="6.444cm" svg:y1="6.828cm" svg:x2="6.441cm" svg:y2="5.645cm">
          <text:p/>
        </draw:line>
        <draw:frame draw:style-name="gr3" draw:text-style-name="P5" draw:layer="layout" svg:width="2.382cm" svg:height="1.243cm" svg:x="5.251cm" svg:y="6.881cm">
          <draw:text-box>
            <text:p text:style-name="P1"><text:span text:style-name="T2">Property</text:span></text:p>
            <text:p text:style-name="P4"><text:span text:style-name="T2">name</text:span></text:p>
          </draw:text-box>
        </draw:frame>
        <draw:frame draw:style-name="gr3" draw:text-style-name="P5" draw:layer="layout" svg:width="2.382cm" svg:height="1.243cm" svg:x="8.182cm" svg:y="6.881cm">
          <draw:text-box>
            <text:p text:style-name="P1"><text:span text:style-name="T2">Property</text:span></text:p>
            <text:p text:style-name="P4"><text:span text:style-name="T2">value</text:span></text:p>
          </draw:text-box>
        </draw:frame>
        <draw:frame draw:style-name="gr4" draw:text-style-name="P5" draw:layer="layout" svg:width="2.382cm" svg:height="0.747cm" svg:x="7.01cm" svg:y="8.255cm">
          <draw:text-box>
            <text:p text:style-name="P1"><text:span text:style-name="T2">Property</text:span></text:p>
          </draw:text-box>
        </draw:frame>
        <draw:frame draw:style-name="gr9" draw:text-style-name="P8" draw:layer="layout" svg:width="2.259cm" svg:height="0.747cm" svg:x="2.971cm" svg:y="8.255cm">
          <draw:text-box>
            <text:p text:style-name="P1"><text:span text:style-name="T2">Selector</text:span></text:p>
          </draw:text-box>
        </draw:frame>
        <draw:line draw:style-name="gr2" draw:text-style-name="P3" draw:layer="layout" svg:x1="9.243cm" svg:y1="6.775cm" svg:x2="9.24cm" svg:y2="5.592cm">
          <text:p/>
        </draw:line>
        <draw:polyline draw:style-name="gr6" draw:text-style-name="P6" draw:layer="layout" svg:width="4.95cm" svg:height="2.639cm" svg:x="5.424cm" svg:y="5.589cm" svg:viewBox="0 0 4951 2640" draw:points="0,47 0,2640 4951,2630 4951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pitch="variable"/>
    <style:font-face style:name="Gothic" svg:font-family="Gothic" style:font-pitch="variable"/>
    <style:font-face style:name="Lucidasans" svg:font-family="Lucidasans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1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Lucidasans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4.2$Linux_X86_64 LibreOffice_project/2b9802c1994aa0b7dc6079e128979269cf95bc78</meta:generator>
    <meta:initial-creator>J David Eisenberg</meta:initial-creator>
    <meta:creation-date>2005-09-23T13:33:04</meta:creation-date>
    <dc:creator>J David Eisenberg</dc:creator>
    <dc:date>2016-05-09T23:05:18.517581187</dc:date>
    <dc:language>en-US</dc:language>
    <meta:editing-cycles>11</meta:editing-cycles>
    <meta:editing-duration>PT57M4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